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34d3" officeooo:paragraph-rsid="001634d3"/>
    </style:style>
    <style:style style:name="T1" style:family="text">
      <style:text-properties officeooo:rsid="00163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34d3" officeooo:paragraph-rsid="001634d3"/>
    </style:style>
    <style:style style:name="MT1" style:family="text">
      <style:text-properties officeooo:rsid="00163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text:span text:style-name="MT1">Iván Lis León</text:span></text:p>
        <text:p text:style-name="MP1"><text:tab/><text:tab/>2ºDAW</text:p>
        <text:p text:style-name="MP1"><text:tab/><text:tab/>I.E.S La Vereda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7:54:54.783703319</meta:creation-date>
    <dc:date>2024-11-18T17:57:33.857992982</dc:date>
    <meta:editing-duration>PT2M39S</meta:editing-duration>
    <meta:editing-cycles>1</meta:editing-cycles>
    <meta:document-statistic meta:table-count="0" meta:image-count="0" meta:object-count="0" meta:page-count="1" meta:paragraph-count="4" meta:word-count="8" meta:character-count="44" meta:non-whitespace-character-count="32"/>
    <meta:generator>LibreOffice/7.0.4.2$Linux_X86_64 LibreOffice_project/00$Build-2</meta:generator>
  </office:meta>
</office:document-meta>
</file>